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ffff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9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7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9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02" style:family="table-cell" style:parent-style-name="Default">
      <style:table-cell-properties fo:border-bottom="0.74pt dotted #000000" fo:border-left="none" fo:border-right="none" fo:border-top="none"/>
    </style:style>
    <style:style style:name="ce10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0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</style:style>
    <style:style style:name="ce10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8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1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11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2" table:default-cell-style-name="ce41"/>
        <table:table-column table:style-name="co5" table:default-cell-style-name="ce20"/>
        <table:table-column table:style-name="co6" table:default-cell-style-name="ce20"/>
        <table:table-column table:style-name="co7" table:default-cell-style-name="ce75"/>
        <table:table-column table:style-name="co2" table:default-cell-style-name="ce41"/>
        <table:table-column table:style-name="co5" table:default-cell-style-name="ce20"/>
        <table:table-column table:style-name="co6" table:default-cell-style-name="ce20"/>
        <table:table-column table:style-name="co7" table:default-cell-style-name="ce75"/>
        <table:table-column table:style-name="co2" table:default-cell-style-name="ce41"/>
        <table:table-column table:style-name="co5" table:default-cell-style-name="ce20"/>
        <table:table-column table:style-name="co6" table:default-cell-style-name="ce20"/>
        <table:table-column table:style-name="co7" table:default-cell-style-name="ce75"/>
        <table:table-column table:style-name="co2" table:default-cell-style-name="ce13"/>
        <table:table-column table:style-name="co6" table:default-cell-style-name="ce86"/>
        <table:table-column table:style-name="co8" table:default-cell-style-name="ce20"/>
        <table:table-column table:style-name="co6" table:default-cell-style-name="ce20"/>
        <table:table-column table:style-name="co2" table:default-cell-style-name="ce13"/>
        <table:table-column table:style-name="co9" table:default-cell-style-name="ce20"/>
        <table:table-column table:style-name="co10" table:default-cell-style-name="ce20"/>
        <table:table-column table:style-name="co11" table:default-cell-style-name="ce75"/>
        <table:table-column table:style-name="co11" table:default-cell-style-name="ce9"/>
        <table:table-column table:style-name="co12" table:default-cell-style-name="ce13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6"/>
          <table:covered-table-cell table:style-name="ce33"/>
          <table:covered-table-cell table:number-columns-repeated="2" table:style-name="ce14"/>
          <table:covered-table-cell table:style-name="ce76"/>
          <table:table-cell table:style-name="ce15" office:value-type="string" calcext:value-type="string" table:number-columns-spanned="4" table:number-rows-spanned="1">
            <text:p>Initial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12" office:value-type="string" calcext:value-type="string" table:number-columns-spanned="1" table:number-rows-spanned="6">
            <text:p>Scenarios</text:p>
          </table:table-cell>
          <table:table-cell table:style-name="ce119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5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12"/>
          <table:table-cell table:style-name="ce120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 table:number-columns-spanned="1" table:number-rows-spanned="3">
            <text:p>alarm 1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 table:number-columns-spanned="1" table:number-rows-spanned="3">
            <text:p>alarm 2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 table:number-columns-spanned="1" table:number-rows-spanned="3">
            <text:p>alarm 3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6"/>
          <table:table-cell table:style-name="ce80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12"/>
          <table:table-cell table:number-columns-repeated="998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covered-table-cell table:style-name="ce35"/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35"/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35"/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table-cell table:style-name="ce81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12"/>
          <table:table-cell table:number-columns-repeated="998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covered-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36"/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table-cell table:style-name="ce81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12"/>
          <table:table-cell table:number-columns-repeated="998"/>
        </table:table-row>
        <table:table-row table:style-name="ro2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6"/>
          <table:table-cell table:style-name="ce48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12"/>
          <table:table-cell table:style-name="ce121" table:number-columns-repeated="998"/>
        </table:table-row>
        <table:table-row table:style-name="ro3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7" office:value-type="string" calcext:value-type="string">
            <text:p>12 pthread_mutex_t alarm_mutex = PTHREAD_MUTEX_INITIALIZER;</text:p>
          </table:table-cell>
          <table:table-cell table:style-name="ce82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05"/>
          <table:table-cell table:style-name="ce113"/>
          <table:table-cell table:style-name="ce122" table:number-columns-repeated="981"/>
          <table:table-cell table:style-name="ce3" table:number-columns-repeated="17"/>
        </table:table-row>
        <table:table-row table:style-name="ro2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" office:value-type="string" calcext:value-type="string">
            <text:p>13 alarm_t* alarm_list = NULL;</text:p>
          </table:table-cell>
          <table:table-cell table:style-name="ce83" office:value-type="string" calcext:value-type="string">
            <text:p><text:s/></text:p>
          </table:table-cell>
          <table:table-cell table:style-name="ce49" table:number-columns-repeated="2"/>
          <table:table-cell table:style-name="ce90"/>
          <table:table-cell table:style-name="ce18"/>
          <table:table-cell table:style-name="ce49" table:number-columns-repeated="2"/>
          <table:table-cell table:style-name="ce90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5 status = pthread_create(&amp;thread, NULL, alarm_thread, NULL);</text:p>
          </table:table-cell>
          <table:table-cell table:style-name="ce8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6"/>
          <table:table-cell table:style-name="ce114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6 while (1)</text:p>
          </table:table-cell>
          <table:table-cell table:style-name="ce8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7 printf("alarm&gt; ");</text:p>
          </table:table-cell>
          <table:table-cell table:style-name="ce82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6"/>
          <table:covered-table-cell table:style-name="ce114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8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52" table:number-columns-repeated="2"/>
          <table:table-cell table:style-name="ce78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79" office:value-type="string" calcext:value-type="string">
            <text:p>60 alarm = (alarm_t*)malloc(sizeof(alarm_t));</text:p>
          </table:table-cell>
          <table:table-cell table:style-name="ce85" table:formula="of:=[.$F$6]" office:value-type="float" office:value="3" calcext:value-type="float">
            <table:detective>
              <table:highlighted-range table:cell-range-address="cond.F6:cond.F6" table:direction="from-same-table"/>
              <table:operation table:name="trace-precedents" table:index="0"/>
            </table:detective>
            <text:p>3</text:p>
          </table:table-cell>
          <table:table-cell table:style-name="ce61" table:number-columns-repeated="2"/>
          <table:table-cell table:style-name="ce78" office:value-type="string" calcext:value-type="string">
            <text:p>40 sleep(sleep_time);</text:p>
          </table:table-cell>
          <table:table-cell table:style-name="ce84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78" office:value-type="string" calcext:value-type="string">
            <text:p>61 if (sscanf(line, "%d %64[^\n]", &amp;alarm-&gt;seconds, alarm-&gt;message) &lt; 2)</text:p>
          </table:table-cell>
          <table:table-cell table:style-name="ce84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78" office:value-type="string" calcext:value-type="string">
            <text:p>64 } else {</text:p>
          </table:table-cell>
          <table:table-cell table:style-name="ce84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7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78" office:value-type="string" calcext:value-type="string">
            <text:p>…</text:p>
          </table:table-cell>
          <table:table-cell table:style-name="ce3" table:number-columns-repeated="3"/>
          <table:table-cell table:style-name="ce107" office:value-type="float" office:value="10000" calcext:value-type="float">
            <text:p>10,000</text:p>
          </table:table-cell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78"/>
          <table:table-cell table:style-name="ce95"/>
          <table:table-cell table:style-name="ce3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78"/>
          <table:table-cell table:style-name="ce95"/>
          <table:table-cell table:style-name="ce3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78"/>
          <table:table-cell table:style-name="ce95"/>
          <table:table-cell table:style-name="ce3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78"/>
          <table:table-cell table:style-name="ce95"/>
          <table:table-cell table:style-name="ce3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3" calcext:value-type="float">
            <text:p>3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7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78"/>
          <table:table-cell table:style-name="ce95"/>
          <table:table-cell table:style-name="ce3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7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78"/>
          <table:table-cell table:style-name="ce95"/>
          <table:table-cell table:style-name="ce3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89 status = pthread_mutex_unlock(&amp;alarm_mutex);</text:p>
          </table:table-cell>
          <table:table-cell table:style-name="ce8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8"/>
          <table:table-cell table:style-name="ce95"/>
          <table:table-cell table:style-name="ce3"/>
          <table:table-cell table:style-name="Default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6 while (1)</text:p>
          </table:table-cell>
          <table:table-cell table:style-name="ce8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7 printf("alarm&gt; ");</text:p>
          </table:table-cell>
          <table:table-cell table:style-name="ce8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8"/>
          <table:table-cell table:style-name="ce95"/>
          <table:table-cell table:style-name="ce52"/>
          <table:table-cell table:style-name="ce70"/>
          <table:table-cell table:style-name="ce106"/>
          <table:covered-table-cell table:style-name="ce114"/>
          <table:table-cell table:number-columns-repeated="998"/>
        </table:table-row>
        <table:table-row table:style-name="ro2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" office:value-type="string" calcext:value-type="string">
            <text:p>58 if (fgets(line, sizeof(line), stdin) == NULL)</text:p>
          </table:table-cell>
          <table:table-cell table:style-name="ce83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91"/>
          <table:table-cell table:style-name="ce96"/>
          <table:table-cell table:style-name="ce53"/>
          <table:table-cell table:style-name="ce71"/>
          <table:table-cell table:style-name="ce90"/>
          <table:covered-table-cell table:style-name="ce114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8" office:value-type="string" calcext:value-type="string">
            <text:p>58 if (fgets(line, sizeof(line), stdin) == NULL)</text:p>
          </table:table-cell>
          <table:table-cell table:style-name="ce82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6"/>
          <table:table-cell table:style-name="ce115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3"/>
          <table:table-cell table:style-name="ce122"/>
          <table:table-cell table:number-columns-repeated="997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3" table:number-columns-repeated="2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8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8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97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07" office:value-type="float" office:value="10001" calcext:value-type="float">
            <text:p>10,001</text:p>
          </table:table-cell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7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7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97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7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8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6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4"/>
          <table:table-cell table:style-name="ce61" table:number-columns-repeated="2"/>
          <table:table-cell table:style-name="ce92" office:value-type="string" calcext:value-type="string">
            <text:p>45 free(alarm);</text:p>
          </table:table-cell>
          <table:table-cell table:style-name="ce98" office:value-type="string" calcext:value-type="string">
            <text:p>NULL</text:p>
          </table:table-cell>
          <table:table-cell table:style-name="ce100"/>
          <table:table-cell table:style-name="ce102"/>
          <table:table-cell table:style-name="ce108"/>
          <table:covered-table-cell table:style-name="ce113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4"/>
          <table:table-cell table:style-name="ce61" table:number-columns-repeated="2"/>
          <table:table-cell table:style-name="ce93" table:formula="of:=[.U22]" office:value-type="string" office:string-value="20 while (1)" calcext:value-type="string">
            <text:p>20 while (1)</text:p>
          </table:table-cell>
          <table:table-cell table:style-name="ce99" office:value-type="string" calcext:value-type="string">
            <text:p><text:s/></text:p>
          </table:table-cell>
          <table:table-cell table:style-name="ce101"/>
          <table:table-cell table:style-name="ce103"/>
          <table:table-cell table:style-name="ce93"/>
          <table:table-cell table:style-name="ce116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2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10"/>
          <table:table-cell table:style-name="ce87"/>
          <table:table-cell table:style-name="ce49" table:number-columns-repeated="2"/>
          <table:table-cell table:style-name="ce90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0"/>
          <table:covered-table-cell table:style-name="ce1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8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6"/>
          <table:table-cell table:style-name="ce117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23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3" calcext:value-type="float">
            <text:p>3</text:p>
          </table:table-cell>
          <table:table-cell table:style-name="ce3" table:number-columns-repeated="2"/>
          <table:table-cell table:style-name="ce106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/>
          <table:table-cell table:style-name="ce68"/>
          <table:table-cell table:style-name="ce78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/>
          <table:table-cell table:style-name="ce68"/>
          <table:table-cell table:style-name="ce78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78"/>
          <table:table-cell table:style-name="ce84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8"/>
          <table:table-cell table:style-name="ce84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97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07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"/>
          <table:table-cell table:style-name="ce82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7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7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97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7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06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8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6"/>
          <table:covered-table-cell/>
          <table:table-cell table:number-columns-repeated="998"/>
        </table:table-row>
        <table:table-row table:style-name="ro2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79" office:value-type="string" calcext:value-type="string">
            <text:p>60 alarm = (alarm_t*)malloc(sizeof(alarm_t));</text:p>
          </table:table-cell>
          <table:table-cell table:style-name="ce85" table:formula="of:=[.$J$6]" office:value-type="float" office:value="7" calcext:value-type="float">
            <table:detective>
              <table:highlighted-range table:cell-range-address="cond.J6:cond.J6" table:direction="from-same-table"/>
              <table:operation table:name="trace-precedents" table:index="1"/>
            </table:detective>
            <text:p>7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09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8" office:value-type="string" calcext:value-type="string">
            <text:p>61 if (sscanf(line, "%d %64[^\n]", &amp;alarm-&gt;seconds, alarm-&gt;message) &lt; 2)</text:p>
          </table:table-cell>
          <table:table-cell table:style-name="ce8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8" office:value-type="string" calcext:value-type="string">
            <text:p>64 } else {</text:p>
          </table:table-cell>
          <table:table-cell table:style-name="ce84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8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7"/>
          <table:table-cell table:style-name="ce7" office:value-type="string" calcext:value-type="string">
            <text:p>66 alarm-&gt;time = time(NULL) + alarm-&gt;seconds;</text:p>
          </table:table-cell>
          <table:table-cell table:style-name="ce8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10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7 last = &amp;alarm_list;</text:p>
          </table:table-cell>
          <table:table-cell table:style-name="ce88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8 next = *last;</text:p>
          </table:table-cell>
          <table:table-cell table:style-name="ce88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69 while (next != NULL) {</text:p>
          </table:table-cell>
          <table:table-cell table:style-name="ce88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78 if (next == NULL) {</text:p>
          </table:table-cell>
          <table:table-cell table:style-name="ce88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7" calcext:value-type="float">
            <text:p>7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7" office:value-type="string" calcext:value-type="string">
            <text:p>79 *last = alarm;</text:p>
          </table:table-cell>
          <table:table-cell table:style-name="ce8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7" office:value-type="string" calcext:value-type="string">
            <text:p>80 alarm-&gt;link = NULL;</text:p>
          </table:table-cell>
          <table:table-cell table:style-name="ce88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89 status = pthread_mutex_unlock(&amp;alarm_mutex);</text:p>
          </table:table-cell>
          <table:table-cell table:style-name="ce8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6 while (1)</text:p>
          </table:table-cell>
          <table:table-cell table:style-name="ce8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7 printf("alarm&gt; ");</text:p>
          </table:table-cell>
          <table:table-cell table:style-name="ce82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" office:value-type="string" calcext:value-type="string">
            <text:p>58 if (fgets(line, sizeof(line), stdin) == NULL)</text:p>
          </table:table-cell>
          <table:table-cell table:style-name="ce83" office:value-type="string" calcext:value-type="string">
            <text:p><text:s/></text:p>
          </table:table-cell>
          <table:table-cell table:style-name="ce89"/>
          <table:table-cell table:style-name="ce18"/>
          <table:table-cell table:style-name="ce94"/>
          <table:table-cell table:style-name="ce89" table:number-columns-repeated="2"/>
          <table:table-cell table:style-name="ce104"/>
          <table:table-cell table:style-name="ce111"/>
          <table:covered-table-cell table:style-name="ce94"/>
          <table:table-cell table:style-name="ce23" table:number-columns-repeated="998"/>
        </table:table-row>
        <table:table-row table:style-name="ro2">
          <table:table-cell table:number-columns-repeated="16"/>
          <table:table-cell table:style-name="ce78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18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2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79" office:value-type="string" calcext:value-type="string">
            <text:p>60 alarm = (alarm_t*)malloc(sizeof(alarm_t));</text:p>
          </table:table-cell>
          <table:table-cell table:style-name="ce85" table:formula="of:=[.N6]" office:value-type="float" office:value="11" calcext:value-type="float">
            <table:detective>
              <table:highlighted-range table:cell-range-address="cond.N6:cond.N6" table:direction="from-same-table"/>
              <table:operation table:name="trace-precedents" table:index="2"/>
            </table:detective>
            <text:p>11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78" office:value-type="string" calcext:value-type="string">
            <text:p>61 if (sscanf(line, "%d %64[^\n]", &amp;alarm-&gt;seconds, alarm-&gt;message) &lt; 2)</text:p>
          </table:table-cell>
          <table:table-cell table:style-name="ce8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8" office:value-type="string" calcext:value-type="string">
            <text:p>64 } else {</text:p>
          </table:table-cell>
          <table:table-cell table:style-name="ce84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8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7" office:value-type="string" calcext:value-type="string">
            <text:p>66 alarm-&gt;time = time(NULL) + alarm-&gt;seconds;</text:p>
          </table:table-cell>
          <table:table-cell table:style-name="ce88" office:value-type="string" calcext:value-type="string">
            <text:p><text:s/></text:p>
          </table:table-cell>
          <table:table-cell table:number-columns-repeated="6"/>
          <table:table-cell table:style-name="ce110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7 last = &amp;alarm_list;</text:p>
          </table:table-cell>
          <table:table-cell table:style-name="ce88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8 next = *last;</text:p>
          </table:table-cell>
          <table:table-cell table:style-name="ce88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7" calcext:value-type="float">
            <text:p>7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9 while (next != NULL) {</text:p>
          </table:table-cell>
          <table:table-cell table:style-name="ce88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00:00:55.160314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00:05:45.376385669</dc:date>
    <meta:editing-cycles>737</meta:editing-cycles>
    <meta:editing-duration>P1DT6H13M44S</meta:editing-duration>
    <meta:generator>LibreOffice/5.1.6.2$Linux_X86_64 LibreOffice_project/10m0$Build-2</meta:generator>
    <meta:document-statistic meta:table-count="1" meta:cell-count="385" meta:object-count="0"/>
    <meta:user-defined meta:name="qrichtext">1</meta:user-defined>
  </office:meta>
</office:document-meta>
</file>